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1" svg:font-family="verdana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53f36" officeooo:paragraph-rsid="00053f36" style:font-weight-asian="bold" style:font-weight-complex="bold"/>
    </style:style>
    <style:style style:name="P2" style:family="paragraph" style:parent-style-name="Text_20_body">
      <style:text-properties officeooo:paragraph-rsid="00053f36"/>
    </style:style>
    <style:style style:name="P3" style:family="paragraph" style:parent-style-name="Text_20_body">
      <style:text-properties officeooo:rsid="00096c5a" officeooo:paragraph-rsid="00096c5a"/>
    </style:style>
    <style:style style:name="P4" style:family="paragraph" style:parent-style-name="Text_20_body">
      <style:text-properties fo:font-size="12pt" officeooo:rsid="00096c5a" officeooo:paragraph-rsid="00096c5a" style:font-size-asian="12pt" style:font-size-complex="12pt"/>
    </style:style>
    <style:style style:name="P5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rsid="00096c5a" officeooo:paragraph-rsid="00154324"/>
    </style:style>
    <style:style style:name="P6" style:family="paragraph" style:parent-style-name="Text_20_body" style:list-style-name="L2">
      <style:text-properties fo:font-variant="normal" fo:text-transform="none" fo:color="#000000" style:font-name="verdana" fo:font-size="9.75pt" fo:letter-spacing="normal" fo:font-style="normal" fo:font-weight="normal" officeooo:paragraph-rsid="0010e832"/>
    </style:style>
    <style:style style:name="P7" style:family="paragraph" style:parent-style-name="Text_20_body" style:list-style-name="L2">
      <style:text-properties fo:font-variant="normal" fo:text-transform="none" fo:color="#000000" style:font-name="verdana" fo:font-size="9.75pt" fo:letter-spacing="normal" fo:font-style="normal" fo:font-weight="normal" officeooo:paragraph-rsid="0012b996"/>
    </style:style>
    <style:style style:name="P8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paragraph-rsid="00154324"/>
    </style:style>
    <style:style style:name="P9" style:family="paragraph" style:parent-style-name="Text_20_body" style:list-style-name="L4">
      <style:text-properties fo:font-variant="normal" fo:text-transform="none" fo:color="#000000" style:font-name="verdana" fo:font-size="9.75pt" fo:letter-spacing="normal" fo:font-style="normal" fo:font-weight="normal" officeooo:paragraph-rsid="00154324"/>
    </style:style>
    <style:style style:name="P10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rsid="00154324" officeooo:paragraph-rsid="00154324"/>
    </style:style>
    <style:style style:name="P11" style:family="paragraph" style:parent-style-name="Text_20_body" style:list-style-name="L9">
      <style:text-properties fo:font-variant="normal" fo:text-transform="none" fo:color="#000000" style:font-name="verdana" fo:font-size="9.75pt" fo:letter-spacing="normal" fo:font-style="normal" fo:font-weight="normal" officeooo:rsid="001855de" officeooo:paragraph-rsid="001855de"/>
    </style:style>
    <style:style style:name="P12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paragraph-rsid="001a2a9e"/>
    </style:style>
    <style:style style:name="P13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rsid="00204f02" officeooo:paragraph-rsid="00204f02"/>
    </style:style>
    <style:style style:name="P14" style:family="paragraph" style:parent-style-name="Text_20_body" style:list-style-name="L22">
      <style:text-properties fo:font-variant="normal" fo:text-transform="none" fo:color="#000000" style:font-name="verdana" fo:font-size="9.75pt" fo:letter-spacing="normal" fo:font-style="normal" fo:font-weight="normal" officeooo:paragraph-rsid="0032b671"/>
    </style:style>
    <style:style style:name="P15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paragraph-rsid="00294c52"/>
    </style:style>
    <style:style style:name="P16" style:family="paragraph" style:parent-style-name="Text_20_body" style:list-style-name="L8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 officeooo:paragraph-rsid="001855de"/>
    </style:style>
    <style:style style:name="P17" style:family="paragraph" style:parent-style-name="Text_20_body" style:list-style-name="L14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 officeooo:paragraph-rsid="00204f02"/>
    </style:style>
    <style:style style:name="P18" style:family="paragraph" style:parent-style-name="Text_20_body" style:list-style-name="L22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 officeooo:paragraph-rsid="00294c52"/>
    </style:style>
    <style:style style:name="P19" style:family="paragraph" style:parent-style-name="Text_20_body" style:list-style-name="L22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 officeooo:paragraph-rsid="002ceff7"/>
    </style:style>
    <style:style style:name="P20" style:family="paragraph" style:parent-style-name="Text_20_body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 officeooo:paragraph-rsid="0036dd83"/>
    </style:style>
    <style:style style:name="P21" style:family="paragraph" style:parent-style-name="Text_20_body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bold" officeooo:paragraph-rsid="00154324" style:font-weight-asian="bold" style:font-weight-complex="bold" loext:padding="0cm" loext:border="none"/>
    </style:style>
    <style:style style:name="P22" style:family="paragraph" style:parent-style-name="Text_20_body" style:list-style-name="L10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bold" officeooo:rsid="001855de" officeooo:paragraph-rsid="001855de" style:font-weight-asian="bold" style:font-weight-complex="bold" loext:padding="0cm" loext:border="none"/>
    </style:style>
    <style:style style:name="P23" style:family="paragraph" style:parent-style-name="Text_20_body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bold" officeooo:rsid="001a2a9e" officeooo:paragraph-rsid="001a2a9e" style:font-weight-asian="bold" style:font-weight-complex="bold" loext:padding="0cm" loext:border="none"/>
    </style:style>
    <style:style style:name="P24" style:family="paragraph" style:parent-style-name="Text_20_body">
      <style:text-properties fo:font-variant="normal" fo:text-transform="none" fo:color="#000000" style:font-name="verdana1" fo:font-size="9.75pt" fo:letter-spacing="normal" fo:font-style="normal" fo:font-weight="normal" officeooo:paragraph-rsid="00154324" loext:padding="0cm" loext:border="none"/>
    </style:style>
    <style:style style:name="P25" style:family="paragraph" style:parent-style-name="Text_20_body" style:list-style-name="L14">
      <style:text-properties fo:font-variant="normal" fo:text-transform="none" fo:color="#000000" style:font-name="verdana1" fo:font-size="9.75pt" fo:letter-spacing="normal" fo:font-style="normal" fo:font-weight="normal" officeooo:paragraph-rsid="00204f02" loext:padding="0cm" loext:border="none"/>
    </style:style>
    <style:style style:name="P26" style:family="paragraph" style:parent-style-name="Text_20_body" style:list-style-name="L14">
      <style:text-properties fo:font-variant="normal" fo:text-transform="none" fo:color="#000000" style:font-name="verdana1" fo:font-size="9.75pt" fo:letter-spacing="normal" fo:font-style="normal" fo:font-weight="normal" officeooo:paragraph-rsid="00204f02"/>
    </style:style>
    <style:style style:name="P27" style:family="paragraph" style:parent-style-name="Text_20_body" style:list-style-name="L22">
      <style:text-properties fo:font-variant="normal" fo:text-transform="none" fo:color="#000000" fo:letter-spacing="normal" officeooo:paragraph-rsid="002ceff7"/>
    </style:style>
    <style:style style:name="P28" style:family="paragraph" style:parent-style-name="Text_20_body" style:list-style-name="L22">
      <style:text-properties fo:font-variant="normal" fo:text-transform="none" fo:color="#000000" fo:letter-spacing="normal" officeooo:paragraph-rsid="0032b671"/>
    </style:style>
    <style:style style:name="P29" style:family="paragraph" style:parent-style-name="Text_20_body" style:list-style-name="L22">
      <style:text-properties fo:font-variant="normal" fo:text-transform="none" fo:color="#000000" fo:letter-spacing="normal" officeooo:paragraph-rsid="0033f70a"/>
    </style:style>
    <style:style style:name="P30" style:family="paragraph" style:parent-style-name="Text_20_body" style:list-style-name="L22">
      <style:text-properties fo:font-variant="normal" fo:text-transform="none" fo:color="#000000" fo:letter-spacing="normal" officeooo:paragraph-rsid="0033f70a" loext:padding="0cm" loext:border="none"/>
    </style:style>
    <style:style style:name="P31" style:family="paragraph" style:parent-style-name="Text_20_body">
      <style:text-properties fo:font-variant="normal" fo:text-transform="none" fo:color="#000000" fo:letter-spacing="normal" officeooo:paragraph-rsid="0036dd83" loext:padding="0cm" loext:border="none"/>
    </style:style>
    <style:style style:name="P32" style:family="paragraph" style:parent-style-name="Text_20_body">
      <style:text-properties officeooo:paragraph-rsid="00204f02"/>
    </style:style>
    <style:style style:name="P33" style:family="paragraph" style:parent-style-name="Text_20_body">
      <style:text-properties officeooo:paragraph-rsid="0036dd83"/>
    </style:style>
    <style:style style:name="P34" style:family="paragraph" style:parent-style-name="Text_20_body" style:list-style-name="L27">
      <style:text-properties officeooo:paragraph-rsid="0036dd83"/>
    </style:style>
    <style:style style:name="P35" style:family="paragraph" style:parent-style-name="Text_20_body">
      <style:paragraph-properties fo:margin-left="0cm" fo:margin-right="0cm" fo:text-indent="0cm" style:auto-text-indent="false"/>
    </style:style>
    <style:style style:name="P36" style:family="paragraph" style:parent-style-name="Text_20_body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verdana1" fo:font-size="9.75pt" fo:letter-spacing="normal" fo:font-style="normal" fo:font-weight="normal" loext:padding="0cm" loext:border="none"/>
    </style:style>
    <style:style style:name="P37" style:family="paragraph" style:parent-style-name="Text_20_body" style:list-style-name="L17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verdana1" fo:font-size="9.75pt" fo:letter-spacing="normal" fo:font-style="normal" fo:font-weight="normal" loext:padding="0cm" loext:border="none"/>
    </style:style>
    <style:style style:name="P38" style:family="paragraph" style:parent-style-name="Text_20_body" style:list-style-name="L17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verdana1" fo:font-size="9.75pt" fo:letter-spacing="normal" fo:font-style="normal" fo:font-weight="normal" officeooo:paragraph-rsid="00204f02" loext:padding="0cm" loext:border="none"/>
    </style:style>
    <style:style style:name="P39" style:family="paragraph" style:parent-style-name="Text_20_body" style:list-style-name="L18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verdana1" fo:font-size="9.75pt" fo:letter-spacing="normal" fo:font-style="normal" fo:font-weight="normal" loext:padding="0cm" loext:border="none"/>
    </style:style>
    <style:style style:name="P40" style:family="paragraph" style:parent-style-name="Text_20_body">
      <style:paragraph-properties fo:margin-left="0cm" fo:margin-right="0cm" fo:margin-top="0cm" fo:margin-bottom="0cm" loext:contextual-spacing="false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verdana1" fo:font-size="9.75pt" fo:letter-spacing="normal" fo:font-style="normal" fo:font-weight="normal" loext:padding="0cm" loext:border="none"/>
    </style:style>
    <style:style style:name="P41" style:family="paragraph" style:parent-style-name="Text_20_body">
      <style:paragraph-properties fo:margin-left="0cm" fo:margin-right="0cm" fo:margin-top="0cm" fo:margin-bottom="0cm" loext:contextual-spacing="false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verdana1" fo:font-size="9.75pt" fo:letter-spacing="normal" fo:font-style="normal" fo:font-weight="normal" officeooo:paragraph-rsid="002582b1" loext:padding="0cm" loext:border="none"/>
    </style:style>
    <style:style style:name="P42" style:family="paragraph" style:parent-style-name="Text_20_body" style:list-style-name="L17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verdana1" fo:font-size="9.75pt" fo:letter-spacing="normal" fo:font-style="normal" fo:font-weight="normal"/>
    </style:style>
    <style:style style:name="P43" style:family="paragraph" style:parent-style-name="Text_20_body" style:list-style-name="L18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 loext:padding="0cm" loext:border="none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style:font-weight-asian="normal" style:font-weight-complex="normal"/>
    </style:style>
    <style:style style:name="T6" style:family="text">
      <style:text-properties style:text-underline-style="none" officeooo:rsid="00096c5a" style:font-weight-asian="normal" style:font-weight-complex="normal"/>
    </style:style>
    <style:style style:name="T7" style:family="text">
      <style:text-properties style:text-underline-style="none" officeooo:rsid="000bf831" style:font-weight-asian="normal" style:font-weight-complex="normal"/>
    </style:style>
    <style:style style:name="T8" style:family="text">
      <style:text-properties style:text-underline-style="none" style:font-weight-asian="normal" style:font-weight-complex="normal" loext:padding="0cm" loext:border="none"/>
    </style:style>
    <style:style style:name="T9" style:family="text">
      <style:text-properties style:text-underline-style="none" officeooo:rsid="001a2a9e" style:font-weight-asian="normal" style:font-weight-complex="normal" loext:padding="0cm" loext:border="none"/>
    </style:style>
    <style:style style:name="T10" style:family="text">
      <style:text-properties style:text-underline-style="none" officeooo:rsid="001d7dce" style:font-weight-asian="normal" style:font-weight-complex="normal" loext:padding="0cm" loext:border="none"/>
    </style:style>
    <style:style style:name="T11" style:family="text">
      <style:text-properties style:text-underline-style="none" fo:font-weight="bold"/>
    </style:style>
    <style:style style:name="T12" style:family="text">
      <style:text-properties style:text-underline-style="none" fo:font-weight="bold" style:font-weight-asian="normal" style:font-weight-complex="normal"/>
    </style:style>
    <style:style style:name="T13" style:family="text">
      <style:text-properties style:text-underline-style="none" fo:font-weight="bold" style:font-size-asian="12pt" style:font-weight-asian="normal" style:font-size-complex="12pt" style:font-weight-complex="normal"/>
    </style:style>
    <style:style style:name="T14" style:family="text">
      <style:text-properties style:text-underline-style="none" style:font-size-asian="12pt" style:font-weight-asian="normal" style:font-size-complex="12pt" style:font-weight-complex="normal"/>
    </style:style>
    <style:style style:name="T15" style:family="text">
      <style:text-properties fo:font-style="normal"/>
    </style:style>
    <style:style style:name="T16" style:family="text">
      <style:text-properties style:font-name="verdana"/>
    </style:style>
    <style:style style:name="T17" style:family="text">
      <style:text-properties style:font-name="verdana" fo:font-size="9.75pt" fo:font-style="normal" fo:font-weight="normal" officeooo:rsid="0036dd83"/>
    </style:style>
    <style:style style:name="T18" style:family="text">
      <style:text-properties style:font-name="verdana" fo:font-size="12pt" style:text-underline-style="solid" style:text-underline-width="auto" style:text-underline-color="font-color" style:font-size-asian="12pt" style:font-size-complex="12pt"/>
    </style:style>
    <style:style style:name="T19" style:family="text"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style:font-name="verdana" officeooo:rsid="0036dd83"/>
    </style:style>
    <style:style style:name="T21" style:family="text">
      <style:text-properties fo:font-variant="normal" fo:text-transform="none" fo:color="#000000" style:font-name="verdana" fo:font-size="9.75pt" fo:letter-spacing="normal" fo:font-style="normal" style:text-underline-style="none" fo:font-weight="normal"/>
    </style:style>
    <style:style style:name="T22" style:family="text">
      <style:text-properties fo:font-variant="normal" fo:text-transform="none" fo:color="#000000" style:font-name="verdana" fo:font-size="9.75pt" fo:letter-spacing="normal" fo:font-style="normal" style:text-underline-style="none" fo:font-weight="normal" style:font-weight-asian="normal" style:font-weight-complex="normal"/>
    </style:style>
    <style:style style:name="T23" style:family="text">
      <style:text-properties fo:font-variant="normal" fo:text-transform="none" fo:color="#000000" style:font-name="verdana" fo:font-size="9.75pt" fo:letter-spacing="normal" fo:font-style="normal" style:text-underline-style="none" fo:font-weight="normal" officeooo:rsid="00053f36" style:font-weight-asian="normal" style:font-weight-complex="normal"/>
    </style:style>
    <style:style style:name="T24" style:family="text">
      <style:text-properties fo:font-variant="normal" fo:text-transform="none" fo:color="#000000" style:font-name="verdana" fo:font-size="9.75pt" fo:letter-spacing="normal" fo:font-style="normal" style:text-underline-style="none" fo:font-weight="normal" officeooo:rsid="00096c5a" style:font-weight-asian="normal" style:font-weight-complex="normal"/>
    </style:style>
    <style:style style:name="T25" style:family="text">
      <style:text-properties fo:font-variant="normal" fo:text-transform="none" fo:color="#000000" style:font-name="verdana" fo:font-size="9.75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verdana" fo:font-size="9.75pt" fo:letter-spacing="normal" fo:font-style="normal" style:text-underline-style="none" fo:font-weight="bold" style:font-weight-asian="normal" style:font-weight-complex="normal"/>
    </style:style>
    <style:style style:name="T27" style:family="text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bold" officeooo:rsid="0036dd83" style:font-weight-asian="bold" style:font-weight-complex="bold"/>
    </style:style>
    <style:style style:name="T28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29" style:family="text">
      <style:text-properties fo:font-variant="normal" fo:text-transform="none" fo:color="#000000" style:font-name="verdana" fo:font-size="9.75pt" fo:letter-spacing="normal" fo:font-style="normal" fo:font-weight="normal" officeooo:rsid="00154324"/>
    </style:style>
    <style:style style:name="T30" style:family="text">
      <style:text-properties fo:font-variant="normal" fo:text-transform="none" fo:color="#000000" style:font-name="verdana" fo:font-size="9.75pt" fo:letter-spacing="normal" fo:font-style="normal" fo:font-weight="normal" officeooo:rsid="0036dd83"/>
    </style:style>
    <style:style style:name="T31" style:family="text">
      <style:text-properties fo:font-variant="normal" fo:text-transform="none" fo:color="#000000" style:font-name="verdana" fo:font-size="9.75pt" fo:letter-spacing="normal" fo:font-style="normal" fo:font-weight="bold"/>
    </style:style>
    <style:style style:name="T32" style:family="text">
      <style:text-properties fo:font-variant="normal" fo:text-transform="none" fo:color="#000000" style:font-name="verdana" fo:font-size="9.75pt" fo:letter-spacing="normal" fo:font-style="normal" fo:font-weight="bold" officeooo:rsid="0036dd83" style:font-weight-asian="bold" style:font-weight-complex="bold"/>
    </style:style>
    <style:style style:name="T33" style:family="text">
      <style:text-properties fo:font-variant="normal" fo:text-transform="none" fo:color="#000000" style:font-name="verdana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fo:font-variant="normal" fo:text-transform="none" fo:color="#000000" style:font-name="verdana" fo:letter-spacing="normal" fo:font-style="normal" style:text-underline-style="solid" style:text-underline-width="auto" style:text-underline-color="font-color" fo:font-weight="bold" officeooo:rsid="00053f36" style:font-weight-asian="bold" style:font-weight-complex="bold"/>
    </style:style>
    <style:style style:name="T35" style:family="text">
      <style:text-properties fo:font-variant="normal" fo:text-transform="none" fo:color="#000000" style:font-name="verdana" fo:letter-spacing="normal" fo:font-style="normal" style:text-underline-style="none" fo:font-weight="normal" style:font-weight-asian="normal" style:font-weight-complex="normal"/>
    </style:style>
    <style:style style:name="T36" style:family="text">
      <style:text-properties fo:font-variant="normal" fo:text-transform="none" fo:color="#000000" style:font-name="verdana1" fo:font-size="9.75pt" fo:letter-spacing="normal" fo:font-style="normal" fo:font-weight="normal" loext:padding="0cm" loext:border="none"/>
    </style:style>
    <style:style style:name="T37" style:family="text">
      <style:text-properties style:text-underline-style="solid" style:text-underline-width="auto" style:text-underline-color="font-color" fo:font-weight="bold"/>
    </style:style>
    <style:style style:name="T38" style:family="text">
      <style:text-properties fo:font-weight="bold"/>
    </style:style>
    <style:style style:name="T39" style:family="text">
      <style:text-properties officeooo:rsid="000bf831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12pt" style:text-underline-style="none" fo:font-weight="bold" style:font-size-asian="12pt" style:font-size-complex="12pt"/>
    </style:style>
    <style:style style:name="T42" style:family="text">
      <style:text-properties fo:font-size="12pt" style:text-underline-style="none" style:font-size-asian="12pt" style:font-weight-asian="normal" style:font-size-complex="12pt" style:font-weight-complex="normal"/>
    </style:style>
    <style:style style:name="T4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4" style:family="text">
      <style:text-properties fo:font-size="12pt" fo:font-weight="bold" style:font-size-asian="12pt" style:font-size-complex="12pt"/>
    </style:style>
    <style:style style:name="T45" style:family="text">
      <style:text-properties officeooo:rsid="00154324"/>
    </style:style>
    <style:style style:name="T46" style:family="text">
      <style:text-properties loext:padding="0cm" loext:border="none"/>
    </style:style>
    <style:style style:name="T47" style:family="text">
      <style:text-properties fo:color="#ff0000" officeooo:rsid="00154324"/>
    </style:style>
    <style:style style:name="T48" style:family="text">
      <style:text-properties fo:color="#0000ff" officeooo:rsid="00154324"/>
    </style:style>
    <style:style style:name="T49" style:family="text">
      <style:text-properties style:font-weight-asian="normal" style:font-weight-complex="normal" loext:padding="0cm" loext:border="none"/>
    </style:style>
    <style:style style:name="T50" style:family="text">
      <style:text-properties officeooo:rsid="001855de" style:font-weight-asian="normal" style:font-weight-complex="normal" loext:padding="0cm" loext:border="none"/>
    </style:style>
    <style:style style:name="T51" style:family="text">
      <style:text-properties officeooo:rsid="001d7dce"/>
    </style:style>
    <style:style style:name="T52" style:family="text">
      <style:text-properties style:font-name="verdana1" loext:padding="0cm" loext:border="none"/>
    </style:style>
    <style:style style:name="T53" style:family="text">
      <style:text-properties style:font-name="verdana1" fo:font-size="9.75pt" fo:font-style="normal" fo:font-weight="normal"/>
    </style:style>
    <style:style style:name="T54" style:family="text">
      <style:text-properties style:font-name="verdana1" fo:font-size="9.75pt" fo:font-style="normal" fo:font-weight="normal" loext:padding="0cm" loext:border="none"/>
    </style:style>
    <style:style style:name="T55" style:family="text">
      <style:text-properties style:font-name="verdana1" fo:font-size="9.75pt" fo:font-style="normal" fo:font-weight="normal" officeooo:rsid="0036dd83"/>
    </style:style>
    <style:style style:name="T56" style:family="text">
      <style:text-properties style:font-name="verdana1" fo:font-size="9.75pt" fo:font-style="normal" style:text-underline-style="none" fo:font-weight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1.27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1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javascript:-" text:style-name="Internet_20_link" text:visited-style-name="Visited_20_Internet_20_Link">JAVASCRIPT</text:a><text:a xlink:type="simple" xlink:href="javascript:-" text:style-name="Internet_20_link" text:visited-style-name="Visited_20_Internet_20_Link"><text:span text:style-name="T4">:-</text:span></text:a></text:p>
      <text:p text:style-name="P2"><text:span text:style-name="T23">JavaScript is </text:span><text:span text:style-name="Emphasis"><text:span text:style-name="T23">an object-based scripting language</text:span></text:span><text:span text:style-name="T23"> which is lightweight and cross-platform.</text:span></text:p>
      <text:p text:style-name="P4"><text:span text:style-name="T34">J</text:span><text:span text:style-name="T33">aavascript comments</text:span><text:span text:style-name="T35">:-</text:span></text:p>
      <text:p text:style-name="P3"><text:span text:style-name="T22">The </text:span><text:span text:style-name="T26">JavaScript comments</text:span><text:span text:style-name="T22"> are meaningful way to deliver message. It is used to add information about the code, warnings or suggestions so that end user can easily interpret the code.</text:span></text:p>
      <text:list xml:id="list796944995" text:style-name="L2">
        <text:list-item>
          <text:p text:style-name="P6"><text:span text:style-name="T6">Single-line Comment :- It is represented by double forward slashes </text:span><text:span text:style-name="T7">(“// hello”)</text:span></text:p>
        </text:list-item>
        <text:list-item>
          <text:p text:style-name="P7">Multi-line Comment :- It is represented by forward slash with asterisk then asterisk with forward slash.<text:span text:style-name="T39">(/* hiii */)</text:span></text:p>
        </text:list-item>
      </text:list>
      <text:p text:style-name="P5"><text:span text:style-name="T43">JavaScript variable</text:span><text:span text:style-name="T12">:-</text:span></text:p>
      <text:p text:style-name="P3"><text:span text:style-name="T22">A </text:span><text:span text:style-name="T26">JavaScript variable</text:span><text:span text:style-name="T22"> is simply a name of storage location. There are two types of variables in JavaScript : local variable and global variable.</text:span></text:p>
      <text:list xml:id="list2029175455" text:style-name="L4">
        <text:list-item>
          <text:p text:style-name="P9"><text:span text:style-name="T6">Name must start with a letter (a to z or A to Z), underscore( _ ), or dollar( $ ) sign.</text:span></text:p>
        </text:list-item>
        <text:list-item>
          <text:p text:style-name="P9">After first letter we can use digits (0 to 9), for example value1.</text:p>
        </text:list-item>
        <text:list-item>
          <text:p text:style-name="P9">JavaScript variables are case sensitive, for example x and X are different variables.</text:p>
        </text:list-item>
      </text:list>
      <text:p text:style-name="P8"/>
      <text:p text:style-name="P10"><text:span text:style-name="T37">JavaScript global variable</text:span><text:span text:style-name="T38"> :-</text:span></text:p>
      <text:p text:style-name="P10">A <text:span text:style-name="T38">JavaScript global variable</text:span> is declared outside the function or declared with window object. It can be accessed from any function.</text:p>
      <text:p text:style-name="P24"><text:span text:style-name="T45">var </text:span><text:span text:style-name="T47">value</text:span><text:span text:style-name="T45">=</text:span><text:span text:style-name="T48">50</text:span><text:span text:style-name="T45">;//global variable  </text:span></text:p>
      <text:p text:style-name="P24">function a(){  </text:p>
      <text:p text:style-name="P24">alert(value); </text:p>
      <text:p text:style-name="P24"> } </text:p>
      <text:p text:style-name="P21">data types<text:span text:style-name="T4"> :-</text:span></text:p>
      <text:list xml:id="list2513439293" text:style-name="L8">
        <text:list-item>
          <text:p text:style-name="P16"><text:span text:style-name="T49">Primitive data typ</text:span><text:span text:style-name="T50">e</text:span></text:p>
        </text:list-item>
      </text:list>
      <text:list xml:id="list565251229" text:style-name="L9">
        <text:list-item>
          <text:p text:style-name="P11"><text:span text:style-name="T8">string.</text:span></text:p>
        </text:list-item>
        <text:list-item>
          <text:p text:style-name="P11"><text:span text:style-name="T8">number.</text:span></text:p>
        </text:list-item>
        <text:list-item>
          <text:p text:style-name="P11"><text:span text:style-name="T8">boolean.</text:span></text:p>
        </text:list-item>
        <text:list-item>
          <text:p text:style-name="P11"><text:span text:style-name="T8">Undefined.</text:span></text:p>
        </text:list-item>
        <text:list-item>
          <text:p text:style-name="P11"><text:span text:style-name="T8">null.</text:span></text:p>
        </text:list-item>
      </text:list>
      <text:list xml:id="list174005490464341" text:continue-list="list2513439293" text:style-name="L8">
        <text:list-item>
          <text:p text:style-name="P16">Non-primitive (reference) data type</text:p>
        </text:list-item>
      </text:list>
      <text:list xml:id="list804980608" text:style-name="L10">
        <text:list-item>
          <text:p text:style-name="P22"><text:span text:style-name="T4">Object</text:span></text:p>
        </text:list-item>
        <text:list-item>
          <text:p text:style-name="P22"><text:span text:style-name="T4">Array</text:span></text:p>
        </text:list-item>
        <text:list-item>
          <text:p text:style-name="P22"><text:span text:style-name="T4">RegEx</text:span></text:p>
        </text:list-item>
      </text:list>
      <text:p text:style-name="P23"><text:span text:style-name="T40">Javascript Operartors</text:span><text:span text:style-name="T4"> :-</text:span></text:p>
      <text:p text:style-name="P12"><text:span text:style-name="T10">1.</text:span><text:span text:style-name="T9">Arithmetic Operators,</text:span><text:span text:style-name="T10">2.</text:span>Comparison (Relational) Operators,<text:span text:style-name="T51">3.</text:span>Bitwise Operators,<text:span text:style-name="T51">4.</text:span>Logical Operators,<text:span text:style-name="T51">5.</text:span>Assignment Operators,<text:span text:style-name="T51">6.</text:span>Special Operators.</text:p>
      <text:p text:style-name="P23"><text:span text:style-name="T4"/></text:p>
      <text:p text:style-name="P10"/>
      <text:p text:style-name="P13"><text:soft-page-break/><text:span text:style-name="T43">Condition Statments</text:span> :-</text:p>
      <text:p text:style-name="P10">The <text:span text:style-name="Strong_20_Emphasis"><text:span text:style-name="T1">JavaScript if-else statement</text:span></text:span> is used <text:span text:style-name="Emphasis"><text:span text:style-name="T15">to execute the code whether condition is true or false</text:span></text:span>. There are three forms of if statement in JavaScript.</text:p>
      <text:list xml:id="list4214366354" text:style-name="L14">
        <text:list-item>
          <text:p text:style-name="P17"><text:span text:style-name="T45">If Statement</text:span></text:p>
          <text:p text:style-name="P26"><text:span text:style-name="T46">if(expression){ </text:span></text:p>
          <text:p text:style-name="P26"><text:span text:style-name="T46"> //content to be evaluated </text:span></text:p>
          <text:p text:style-name="P26"><text:span text:style-name="T46"> } </text:span></text:p>
        </text:list-item>
        <text:list-item>
          <text:p text:style-name="P17">If else statement</text:p>
          <text:p text:style-name="P25">if(expression){  </text:p>
          <text:p text:style-name="P38"><text:s/><text:tab/>//content to be evaluated if condition is true  </text:p>
          <text:list text:style-name="L17">
            <text:list-header>
              <text:p text:style-name="P38">}  </text:p>
              <text:p text:style-name="P38">else{  </text:p>
              <text:p text:style-name="P37">//content to be evaluated if condition is false  </text:p>
              <text:p text:style-name="P42"><text:span text:style-name="T46">} </text:span></text:p>
            </text:list-header>
          </text:list>
        </text:list-item>
        <text:list-item>
          <text:p text:style-name="P17">if else if statement</text:p>
        </text:list-item>
      </text:list>
      <text:p text:style-name="P32"><text:span text:style-name="T29"><text:tab/></text:span><text:span text:style-name="T36">if(expression1){  </text:span></text:p>
      <text:p text:style-name="P32"><text:span text:style-name="T36"><text:tab/>//content to be evaluated if expression1 is true  </text:span></text:p>
      <text:list xml:id="list2332714802" text:style-name="L18">
        <text:list-header>
          <text:p text:style-name="P43"><text:span text:style-name="T36">}  </text:span></text:p>
          <text:p text:style-name="P39">else if(expression2){  </text:p>
          <text:p text:style-name="P39">//content to be evaluated if expression2 is true  </text:p>
          <text:p text:style-name="P39">}  </text:p>
          <text:p text:style-name="P39">else if(expression3){</text:p>
          <text:p text:style-name="P39">//content to be evaluated if expression3 is true</text:p>
          <text:p text:style-name="P39">}</text:p>
          <text:p text:style-name="P39">else{</text:p>
          <text:p text:style-name="P39">//content to be evaluated if no expression is true</text:p>
          <text:p text:style-name="P39">}</text:p>
        </text:list-header>
      </text:list>
      <text:p text:style-name="P36"/>
      <text:p text:style-name="P41"><text:span text:style-name="Strong_20_Emphasis"><text:span text:style-name="T18">JavaScript loops</text:span></text:span><text:span text:style-name="Strong_20_Emphasis"><text:span text:style-name="T19"> :-</text:span></text:span></text:p>
      <text:p text:style-name="P40"><text:span text:style-name="T16">The </text:span><text:span text:style-name="Strong_20_Emphasis"><text:span text:style-name="T16">JavaScript loops</text:span></text:span> <text:span text:style-name="T16">are used </text:span><text:span text:style-name="Emphasis"><text:span text:style-name="T16">to iterate the piece of code</text:span></text:span> <text:span text:style-name="T16">using for, while, do while or for-in loops. It makes the code compact. It is mostly used in array.</text:span></text:p>
      <text:p text:style-name="P40"><text:span text:style-name="T16"/></text:p>
      <text:list xml:id="list1095054696" text:style-name="L22">
        <text:list-item>
          <text:p text:style-name="P18">for loop</text:p>
          <text:p text:style-name="P14"><text:span text:style-name="T52">for(initialization;condition;increment)</text:span></text:p>
          <text:p text:style-name="P28"><text:span text:style-name="T54">{</text:span></text:p>
          <text:p text:style-name="P28"><text:span text:style-name="T54">code to be executed</text:span></text:p>
          <text:p text:style-name="P14"><text:span text:style-name="T52">}</text:span></text:p>
        </text:list-item>
        <text:list-item>
          <text:p text:style-name="P18">while loop</text:p>
          <text:p text:style-name="P30"><text:span text:style-name="T56">while(condition)</text:span><text:span text:style-name="T53">{</text:span></text:p>
          <text:p text:style-name="P30"><text:span text:style-name="T53">code to be executed</text:span></text:p>
          <text:p text:style-name="P29"><text:span text:style-name="T54">}</text:span></text:p>
        </text:list-item>
        <text:list-item>
          <text:p text:style-name="P18"><text:soft-page-break/>do-while loop</text:p>
          <text:p text:style-name="P30"><text:span text:style-name="T56">do{</text:span></text:p>
          <text:p text:style-name="P30"><text:span text:style-name="T53">code to be executed</text:span></text:p>
          <text:p text:style-name="P29"><text:span text:style-name="T54">}while(condition);</text:span></text:p>
        </text:list-item>
        <text:list-item>
          <text:p text:style-name="P19">for-in loop</text:p>
        </text:list-item>
      </text:list>
      <text:p text:style-name="P20"><text:span text:style-name="T44">JavaScript functions</text:span><text:span text:style-name="T42">:-</text:span></text:p>
      <text:p text:style-name="P33"><text:span text:style-name="T25">JavaScript functions</text:span><text:span text:style-name="T22"> </text:span><text:span text:style-name="T21">are used to perform operations. We can call JavaScript function many times to reuse the code.</text:span></text:p>
      <text:list xml:id="list2735646203" text:style-name="L27">
        <text:list-item>
          <text:p text:style-name="P34"><text:span text:style-name="T31">Code reusability</text:span><text:span text:style-name="T28">: We can call a function several times so it save coding.</text:span></text:p>
        </text:list-item>
        <text:list-item>
          <text:p text:style-name="P34"><text:span text:style-name="T31">Less coding</text:span><text:span text:style-name="T28">: It makes our program compact. We don’t need to write many lines of code each time to perform a common task..</text:span></text:p>
        </text:list-item>
      </text:list>
      <text:p text:style-name="P33"><text:span text:style-name="T27">Syntex</text:span><text:span text:style-name="T30"> :-</text:span></text:p>
      <text:p text:style-name="P31"><text:span text:style-name="T17">function functionName([arg1,arg2,...argN]){</text:span></text:p>
      <text:p text:style-name="P31"><text:span text:style-name="T53">/code t</text:span><text:span text:style-name="T55">o </text:span><text:span text:style-name="T53">b</text:span><text:span text:style-name="T55">e </text:span><text:span text:style-name="T53">executed</text:span></text:p>
      <text:p text:style-name="P31"><text:span text:style-name="T53">}</text:span></text:p>
      <text:p text:style-name="P31"><text:span text:style-name="T53"/></text:p>
      <text:p text:style-name="P33"><text:line-break/></text:p>
      <text:list xml:id="list174004073473556" text:continue-list="list1095054696" text:style-name="L22">
        <text:list-header>
          <text:p text:style-name="P27"><text:span text:style-name="T54"/></text:p>
        </text:list-header>
      </text:list>
      <text:p text:style-name="P15"/>
      <text:p text:style-name="P35"><text:line-break/></text:p>
      <text:p text:style-name="P3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1" svg:font-family="verdana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6:24:45.964429376</meta:creation-date>
    <dc:date>2019-10-24T17:34:55.328865982</dc:date>
    <meta:editing-duration>PT59M50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3" meta:paragraph-count="82" meta:word-count="463" meta:character-count="2876" meta:non-whitespace-character-count="2476"/>
  </office:meta>
</office:document-meta>
</file>